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681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1 distanceAlgorithm STATISTICS Algorithms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6,7,11,15,17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5,9,13,10,15,16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7,2,10,8,15,17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6,15,17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6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1.5789473684211">
            <text:p>31.58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6,7,2,11,8,1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5,17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5,15,17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6,15,17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4,6,7,11,15,1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4,7,13,11,15,16,17,19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1 distanceAlgorithm STATISTICS Algorithms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1:15:09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